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padding="0.097cm" fo:border-left="none" fo:border-right="none" fo:border-top="0.05pt solid #000000" fo:border-bottom="none"/>
    </style:style>
    <style:style style:name="Table2" style:family="table">
      <style:table-properties style:width="15.928cm" fo:margin-left="0.067cm" table:align="left"/>
    </style:style>
    <style:style style:name="Table2.A" style:family="table-column">
      <style:table-column-properties style:column-width="8.202cm"/>
    </style:style>
    <style:style style:name="Table2.B" style:family="table-column">
      <style:table-column-properties style:column-width="0.688cm"/>
    </style:style>
    <style:style style:name="Table2.C" style:family="table-column">
      <style:table-column-properties style:column-width="7.038cm"/>
    </style:style>
    <style:style style:name="Table2.A1" style:family="table-cell">
      <style:table-cell-properties fo:padding="0.097cm" fo:border="none"/>
    </style:style>
    <style:style style:name="Table2.C1" style:family="table-cell">
      <style:table-cell-properties fo:padding="0.097cm" fo:border="0.05pt solid #000000"/>
    </style:style>
    <style:style style:name="P1" style:family="paragraph" style:parent-style-name="Header">
      <style:text-properties style:font-name="HelveticaNeueLT Pro 55 Roman" fo:font-size="17pt" fo:language="ro" fo:country="RO" fo:font-weight="bold" officeooo:rsid="000feaab" officeooo:paragraph-rsid="000feaab" style:font-size-asian="17pt" style:language-asian="zxx" style:country-asian="none" style:font-weight-asian="bold" style:font-size-complex="17pt" style:language-complex="zxx" style:country-complex="none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fo:language="ro" fo:country="RO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HelveticaNeueLT Pro 55 Roman" fo:font-size="16pt" fo:language="ro" fo:country="RO" officeooo:rsid="000feaab" officeooo:paragraph-rsid="000feaab" style:font-size-asian="16pt" style:language-asian="zxx" style:country-asian="none" style:font-size-complex="16pt" style:language-complex="zxx" style:country-complex="none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language="ro" fo:country="RO" officeooo:rsid="000feaab" officeooo:paragraph-rsid="000feaab" style:font-size-asian="12.25pt" style:language-asian="zxx" style:country-asian="none" style:font-size-complex="14pt" style:language-complex="zxx" style:country-complex="none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o" fo:country="RO" officeooo:rsid="0011ef55" officeooo:paragraph-rsid="0011ef55" style:font-size-asian="12.25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language="ro" fo:country="RO" officeooo:rsid="0011ef55" officeooo:paragraph-rsid="0011ef55" style:font-size-asian="12.25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 fo:font-size="11pt" fo:language="ro" fo:country="RO" officeooo:rsid="0011ef55" officeooo:paragraph-rsid="0011ef55" style:font-size-asian="11pt" style:language-asian="zxx" style:country-asian="none" style:font-size-complex="11pt" style:language-complex="zxx" style:country-complex="none"/>
    </style:style>
    <style:style style:name="P8" style:family="paragraph" style:parent-style-name="Standard">
      <style:paragraph-properties fo:line-height="150%" fo:text-align="end" style:justify-single-word="false"/>
      <style:text-properties fo:color="#808080" style:font-name="Times New Roman" fo:font-size="11pt" fo:language="ro" fo:country="RO" officeooo:rsid="0011ef55" officeooo:paragraph-rsid="0011ef55" style:font-size-asian="11pt" style:language-asian="zxx" style:country-asian="none" style:font-size-complex="11pt" style:language-complex="zxx" style:country-complex="none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background-color="#ffffff" style:font-size-asian="12.25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officeooo:paragraph-rsid="0011ef55" fo:background-color="#ffffff" style:font-size-asian="12.25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o" fo:country="RO" officeooo:rsid="0011ef55" officeooo:paragraph-rsid="0011ef55" fo:background-color="#ffffff" style:font-size-asian="12.25pt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T1" style:family="text">
      <style:text-properties officeooo:rsid="000feaab"/>
    </style:style>
    <style:style style:name="T2" style:family="text">
      <style:text-properties officeooo:rsid="0011ef55"/>
    </style:style>
    <style:style style:name="T3" style:family="text">
      <style:text-properties fo:language="ro" fo:country="RO" officeooo:rsid="0011ef5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nsolas" fo:font-size="9.5pt" style:font-size-asian="9.5pt"/>
    </style:style>
    <style:style style:name="T6" style:family="text">
      <style:text-properties style:font-name="Consolas" fo:font-size="9.5pt" style:font-size-asian="9.5pt"/>
    </style:style>
    <style:style style:name="T7" style:family="text">
      <style:text-properties style:font-name="Consolas" fo:font-size="9.5pt" style:font-size-asian="9.5pt"/>
    </style:style>
    <style:style style:name="T8" style:family="text">
      <style:text-properties style:font-name="Consolas" fo:font-size="9.5pt" style:font-size-asian="9.5pt"/>
    </style:style>
    <style:style style:name="T9" style:family="text">
      <style:text-properties style:font-name="Consolas" fo:font-size="9.5pt" style:font-size-asian="9.5pt"/>
    </style:style>
    <style:style style:name="T10" style:family="text">
      <style:text-properties style:font-name="Consolas" fo:font-size="9.5pt" style:font-size-asian="9.5pt"/>
    </style:style>
    <style:style style:name="T11" style:family="text">
      <style:text-properties fo:color="#808080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span text:style-name="T1">În acest capitol vor fi discutate aspectele ce țin de implementarea aplicaței prin prezentarea unor secvențe de cod a algoritmilor, structurilor de date și claselor implicate în componentele sistemului.</text:span></text:p>
      <text:p text:style-name="P2"/>
      <text:p text:style-name="P3">3.1. <text:s/>Motorul de șah</text:p>
      <text:p text:style-name="P4"><text:tab/><text:span text:style-name="T2">Considerări generale pentru reprezentarea unei poziții* de șah:</text:span></text:p>
      <text:list xml:id="list2732125233812206401" text:style-name="L1">
        <text:list-item>
          <text:p text:style-name="P5">reținerea pozițiilor pentru fiecare piesă de pe tablă;</text:p>
        </text:list-item>
        <text:list-item>
          <text:p text:style-name="P5">reținerea culorii ce trebuie să mute;</text:p>
        </text:list-item>
        <text:list-item>
          <text:p text:style-name="P5">monitorizarea mișcării regilor și turelor, utilă pentru rocadă;</text:p>
        </text:list-item>
        <text:list-item>
          <text:p text:style-name="P5">reținearea ultimei mutări efectuate, hotărăște dacă este posibilă o capturare <text:span text:style-name="T4">en passant</text:span>;</text:p>
        </text:list-item>
        <text:list-item>
          <text:p text:style-name="P5">contorizarea numărului de mutări de la ultima mutare a unui pion sau ultima capturare a unei piese, folosită pentru regula celor 50 de mutări.</text:p>
        </text:list-item>
      </text:list>
      <text:p text:style-name="P6"><text:tab/>Pentru reprezentarea acestor date s-a folosit o structură de date S_BOARD ce reține informațiile necesare unei poziții de șah(figura 21).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BRD_SQ_NUM reprezintă numărul total de pătrate ce se reprezintă în memorie.</text:p>
          </table:table-cell>
          <table:table-cell table:style-name="Table2.A1" office:value-type="string">
            <text:p text:style-name="P11"/>
          </table:table-cell>
          <table:table-cell table:style-name="Table2.C1" office:value-type="string">
            <text:p text:style-name="P9"><text:span text:style-name="T5">typedef</text:span><text:span text:style-name="T5"> </text:span><text:span text:style-name="T5">struct</text:span><text:span text:style-name="T5"> </text:span><text:span text:style-name="T5">{</text:span></text:p>
            <text:p text:style-name="P9"><text:span text:style-name="T5"><text:tab/></text:span><text:span text:style-name="T5">int</text:span><text:span text:style-name="T5"> </text:span><text:span text:style-name="T5">pieces</text:span><text:span text:style-name="T5">[</text:span><text:span text:style-name="T5">BRD_SQ_NUM</text:span><text:span text:style-name="T5">];</text:span></text:p>
            <text:p text:style-name="P9"><text:span text:style-name="T5"><text:tab/></text:span><text:span text:style-name="T5">int</text:span><text:span text:style-name="T5"> </text:span><text:span text:style-name="T5">side</text:span><text:span text:style-name="T5">;</text:span></text:p>
            <text:p text:style-name="P10"><text:span text:style-name="T5"><text:tab/></text:span><text:span text:style-name="T5">int</text:span><text:span text:style-name="T5"> </text:span><text:span text:style-name="T5">castlePerm</text:span><text:span text:style-name="T5">;</text:span></text:p>
            <text:p text:style-name="P10"><text:span text:style-name="T5"><text:tab/></text:span><text:span text:style-name="T5">int</text:span><text:span text:style-name="T5"> </text:span><text:span text:style-name="T5">enPas</text:span><text:span text:style-name="T5">;</text:span></text:p>
            <text:p text:style-name="P9"><text:span text:style-name="T5"><text:tab/></text:span><text:span text:style-name="T5">int</text:span><text:span text:style-name="T5"> </text:span><text:span text:style-name="T5">fiftyMove</text:span><text:span text:style-name="T5">;</text:span></text:p>
            <text:p text:style-name="P9"><text:span text:style-name="T5">}</text:span><text:span text:style-name="T5"> </text:span><text:span text:style-name="T5">S_BOARD</text:span><text:span text:style-name="T5">;</text:span></text:p>
          </table:table-cell>
        </table:table-row>
      </table:table>
      <text:p text:style-name="P7"><text:span text:style-name="T11">Figura 21</text:span></text:p>
      <text:p text:style-name="P8">Strutura de date S_BOARD</text:p>
      <text:p text:style-name="P8"/>
      <text:p text:style-name="P8"/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* <text:span text:style-name="T3">modul în care este organizată tabla de șah la un moment dat</text:span>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HelveticaNeueLT Pro 55 Roman" fo:font-size="17pt" fo:language="ro" fo:country="RO" fo:font-weight="bold" officeooo:rsid="000feaab" officeooo:paragraph-rsid="000feaab" style:font-size-asian="17pt" style:language-asian="zxx" style:country-asian="none" style:font-weight-asian="bold" style:font-size-complex="17pt" style:language-complex="zxx" style:country-complex="none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3. Implementarea aplicației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8M39S</meta:editing-duration>
    <meta:editing-cycles>4</meta:editing-cycles>
    <meta:generator>LibreOffice/4.4.3.2$Windows_x86 LibreOffice_project/88805f81e9fe61362df02b9941de8e38a9b5fd16</meta:generator>
    <dc:date>2015-06-17T21:52:38.663000000</dc:date>
    <meta:document-statistic meta:table-count="2" meta:image-count="0" meta:object-count="0" meta:page-count="2" meta:paragraph-count="21" meta:word-count="172" meta:character-count="1118" meta:non-whitespace-character-count="963"/>
    <meta:user-defined meta:name="Info 1"/>
    <meta:user-defined meta:name="Info 2"/>
    <meta:user-defined meta:name="Info 3"/>
    <meta:user-defined meta:name="Info 4"/>
  </office:meta>
</office:document-meta>
</file>